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condary_Administrative_Subdiv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Far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Far Nort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Whangar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Whangare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Kaipa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Kaipa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Rodn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Rodne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North Sh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North Sho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Waitake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Waitake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Auck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Auck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Manuk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Manuka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Papak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Papaku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Frankl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Frankl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hames-Coromande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hames-Coromande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ur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urak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kat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Matamata Piak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Matamata Piak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mil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milt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p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Otoroh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Otorohang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South 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South Waikat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tom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tom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aup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aup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estern Bay of Plent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estern Bay of Plent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Taur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Taurang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Roto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Rotoru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Kawer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Kawera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hakata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hakatan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Opoti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Opotik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Gisborne/Gisbor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Gisborn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Wairo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Wairo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Hasting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Hasting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Napi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Napie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Central Hawkes Ba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Central Hawkes Ba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New Plymou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New Plymout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tratfor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tratfor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outh Taran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outh Taranak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uapeh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uapeh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Wanga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Wanganu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angitik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angitike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Manawat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Manawat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Palmerston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Palmerston Nort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Horowhen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Horowhenu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Tara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Tararu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Mas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Mastert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Car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Cartert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South Wairara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South Wairarap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Kapiti Coas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Kapiti Coas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Pori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Poriru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Upp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Upper Hut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Low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Lower Hut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Welling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Wellingt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elson/Nels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Nels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Marlborough/Marlboroug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Marlboroug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sman/Tasma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Tasma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Bull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Buller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Gr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Grey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West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West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Kaiko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Kaikour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Huru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Hurunu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Selwy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Selwy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karir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karir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Christchurc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Christchurch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Banks Peninsul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Banks Peninsul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Ashbu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Ashburto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Mackenzi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Mackenzi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Timar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Timaru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t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t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Wait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Waitaki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Queenstown-Lake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Queenstown-Lakes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entral Otag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entral Otago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Duned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Dunedin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luth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lutha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G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Gore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South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Southlan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Invercargil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Invercargill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Secondary_Administrative_Subdivision_Alt Enumeration exported from Released ADIF Specification 3.1.6</dc:title>
    <meta:initial-creator>ADIF Development Group</meta:initial-creator>
    <dc:creator>Graham Smith</dc:creator>
    <meta:creation-date>2025-09-15T11:13:56Z</meta:creation-date>
    <dc:date>2025-09-15T11:13:57Z</dc:date>
    <meta:editing-duration>PT0S</meta:editing-duration>
    <meta:user-defined meta:name="ADIF Version">3.1.6</meta:user-defined>
    <meta:user-defined meta:name="ADIF Status">Released</meta:user-defined>
  </office:meta>
</office:document-meta>
</file>